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b87d" officeooo:paragraph-rsid="001bb87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s<text:line-break/><text:line-break/>Steps:<text:line-break/><text:span text:style-name="T1">1. Go to the tapshop.pl<text:line-break/>2. Verify the tabs are visible: Strona Glowna, Koszyk, Moje konto, Zamowienie, Sklep, Oh no</text:span></text:p>
      <text:p text:style-name="P1"><text:span text:style-name="T1">3. Click on each tab and verify the view can be switch <text:line-break/><text:line-break/></text:span>Expected:<text:span text:style-name="T1"> Tabs are visible. User can switch between the tab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08:45:58.160781238</meta:creation-date>
    <dc:date>2025-01-16T08:51:48.491838288</dc:date>
    <meta:editing-duration>PT5M50S</meta:editing-duration>
    <meta:editing-cycles>1</meta:editing-cycles>
    <meta:document-statistic meta:table-count="0" meta:image-count="0" meta:object-count="0" meta:page-count="1" meta:paragraph-count="2" meta:word-count="44" meta:character-count="245" meta:non-whitespace-character-count="200"/>
    <meta:generator>LibreOffice/7.3.7.2$Linux_X86_64 LibreOffice_project/30$Build-2</meta:generator>
  </office:meta>
</office:document-meta>
</file>